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3">Chapter Twenty-Six</text:p>
      <text:p text:style-name="P53"/>
      <text:p text:style-name="P53"><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3"><text:s text:c="5"/><text:span text:style-name="T323">Eugene looked at Gloria, “It’s going to be fine. We’ll just say we found you on Zellus Prime a few clicks out. It will be okay, I promise.”</text:span></text:p>
      <text:p text:style-name="P53"><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3"><text:s text:c="5"/>“<text:span text:style-name="T323">You’d do that for me?” Gloria asked.</text:span></text:p>
      <text:p text:style-name="P53"><text:s text:c="5"/><text:span text:style-name="T323">Calypso nodded. “Sure that and more.” She said. “</text:span><text:span text:style-name="T324">Any friend of the capitol is a friend of ours.”</text:span></text:p>
      <text:p text:style-name="P53"><text:s text:c="5"/>“<text:span text:style-name="T324">Yes that’s true now isn’t it darling.” Edward said. He pointed a gun at the three. “Leaving without me?”</text:span></text:p>
      <text:p text:style-name="P53"><text:s text:c="5"/><text:span text:style-name="T324">Calypso shook her head. “Wouldn’t think of it in the least. I just figured we’d get a head start and let you come at your own accord.”</text:span></text:p>
      <text:p text:style-name="P53"><text:s text:c="5"/><text:span text:style-name="T324">Eugene nodded. “That’s right, let you follow if that’s okay.”</text:span></text:p>
      <text:p text:style-name="P53"><text:s text:c="5"/>“<text:span text:style-name="T324">Well it’s not.” Edward said. “Oh don’t worry, they know I have a gun. I showed them my credentials. I’m allowed to use deadly force if necessary. That won’t be necessary now will it Gloria?”</text:span></text:p>
      <text:p text:style-name="P53"><text:s text:c="5"/><text:span text:style-name="T324">Gloria looked at Edward and then to his gun. “No sir, I just want to get home.”</text:span></text:p>
      <text:p text:style-name="P53"><text:s text:c="5"/><text:span text:style-name="T325">Edward nodded. “Good girl, exactly the words I wanted to hear.”</text:span></text:p>
      <text:p text:style-name="P53"><text:s text:c="5"/><text:span text:style-name="T325">Pointing to the exit, Edward gestured towards Calypso and Eugene. “You two can sit this one out.” He said. “I’ll take care of her from here.”</text:span></text:p>
      <text:p text:style-name="P53"><text:s text:c="5"/><text:span text:style-name="T325">Eugene and Calypso hesitated.</text:span></text:p>
      <text:p text:style-name="P53"><text:s text:c="5"/>“<text:span text:style-name="T325">That means go!” Edward yelled.</text:span></text:p>
      <text:p text:style-name="P53"><text:s text:c="5"/><text:span text:style-name="T325">Calypso and Eugene exited the shuttle.</text:span></text:p>
      <text:p text:style-name="P53"><text:s text:c="5"/><text:span text:style-name="T325">They watched the shuttle take off and fly away.</text:span></text:p>
      <text:p text:style-name="P53"><text:soft-page-break/><text:s text:c="5"/>“<text:span text:style-name="T325">There went our capitol citizenship.” Eugene said.</text:span></text:p>
      <text:p text:style-name="P53"><text:s text:c="5"/><text:span text:style-name="T325">Calypso nodded. “Yeah.”</text:span></text:p>
      <text:p text:style-name="P53"><text:s text:c="5"/><text:span text:style-name="T325">As they watched the shuttle, they watched as it exploded. There were no survivors. As the shuttle came down in a burning hulk of metal, Calypso turned away. Eugene held her comforting her.</text:span></text:p>
      <text:p text:style-name="P53"><text:s text:c="5"/>“<text:span text:style-name="T326">All those people.” Calypso said. “Those innocent people. Gloria, and the rest.” She cried.</text:span></text:p>
      <text:p text:style-name="P53"><text:s text:c="5"/><text:span text:style-name="T326">Eugene nodded. “Someone was behind it. Someone who didn’t want her to get back to the capitol. Come on, we’ve got to get out of here before they think we were that someone.”</text:span></text:p>
      <text:p text:style-name="P53"><text:s text:c="5"/><text:span text:style-name="T326">Calypso and Eugene left the area and walked back to their apart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47</meta:editing-cycles>
    <meta:generator>LibreOffice/7.4.2.3$Windows_X86_64 LibreOffice_project/382eef1f22670f7f4118c8c2dd222ec7ad009daf</meta:generator>
    <dc:date>2022-11-05T20:36:39.850000000</dc:date>
    <meta:editing-duration>PT18H10M37S</meta:editing-duration>
    <meta:document-statistic meta:table-count="0" meta:image-count="0" meta:object-count="0" meta:page-count="103" meta:paragraph-count="1139" meta:word-count="27441" meta:character-count="154139" meta:non-whitespace-character-count="122265"/>
  </office:meta>
</office:document-meta>
</file>